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KnuthSequence.appendSequence( KnuthSequence sequence , boolean keepTogether , BreakElement break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lockKnuthSequence.canAppendSequence( KnuthSequence 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KnuthSequence.end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KnuthSequence.BlockKnuthSequence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KnuthSequence.BlockKnuth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KnuthSequence.isInlin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KnuthSequence.appendSequence( KnuthSequence 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